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5.048cm"/>
    </style:style>
    <style:style style:name="co29" style:family="table-column">
      <style:table-column-properties fo:break-before="auto" style:column-width="2.485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3.193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1.76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2.157cm"/>
    </style:style>
    <style:style style:name="co38" style:family="table-column">
      <style:table-column-properties fo:break-before="auto" style:column-width="1.946cm"/>
    </style:style>
    <style:style style:name="co39" style:family="table-column">
      <style:table-column-properties fo:break-before="auto" style:column-width="2.099cm"/>
    </style:style>
    <style:style style:name="co40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5.433cm"/>
    </style:style>
    <style:style style:name="co42" style:family="table-column">
      <style:table-column-properties fo:break-before="auto" style:column-width="2.415cm"/>
    </style:style>
    <style:style style:name="co43" style:family="table-column">
      <style:table-column-properties fo:break-before="auto" style:column-width="6.782cm"/>
    </style:style>
    <style:style style:name="co44" style:family="table-column">
      <style:table-column-properties fo:break-before="auto" style:column-width="2.009cm"/>
    </style:style>
    <style:style style:name="co45" style:family="table-column">
      <style:table-column-properties fo:break-before="auto" style:column-width="5.572cm"/>
    </style:style>
    <style:style style:name="co46" style:family="table-column">
      <style:table-column-properties fo:break-before="auto" style:column-width="2.193cm"/>
    </style:style>
    <style:style style:name="co47" style:family="table-column">
      <style:table-column-properties fo:break-before="auto" style:column-width="2.113cm"/>
    </style:style>
    <style:style style:name="co48" style:family="table-column">
      <style:table-column-properties fo:break-before="auto" style:column-width="2.515cm"/>
    </style:style>
    <style:style style:name="co49" style:family="table-column">
      <style:table-column-properties fo:break-before="auto" style:column-width="6.549cm"/>
    </style:style>
    <style:style style:name="co50" style:family="table-column">
      <style:table-column-properties fo:break-before="auto" style:column-width="2.111cm"/>
    </style:style>
    <style:style style:name="co51" style:family="table-column">
      <style:table-column-properties fo:break-before="auto" style:column-width="2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7d1d5"/>
    </style:style>
    <style:style style:name="ta4" style:family="table" style:master-page-name="Default">
      <style:table-properties table:display="true" style:writing-mode="lr-tb" table:tab-color="#ffd7d7"/>
    </style:style>
    <style:style style:name="ta5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2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2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ce57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 table:number-columns-repeated="3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 table:style-name="Default" table:number-columns-repeated="2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10:.D49])" office:value-type="float" office:value="70866.5" calcext:value-type="float">
            <text:p>70.866,50</text:p>
          </table:table-cell>
          <table:table-cell table:formula="of:=SUM([.E10:.E49])" office:value-type="float" office:value="89815" calcext:value-type="float">
            <text:p>89.815,00</text:p>
          </table:table-cell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/>
          <table:table-cell table:style-name="ce135"/>
          <table:table-cell table:style-name="ce61"/>
          <table:table-cell table:style-name="ce13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9]-[.D9]+[.G8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10]-[.D10]+[.G9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11]-[.D11]+[.G10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3]-[.D13]+[.G12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4]-[.D14]+[.G13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5]-[.D15]+[.G14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6]-[.D16]+[.G15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7]-[.D17]+[.G16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8]-[.D18]+[.G17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9]-[.D19]+[.G18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0]-[.D20]+[.G19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3"/>
          <table:table-cell table:style-name="ce36"/>
          <table:table-cell table:style-name="ce147" table:formula="of:=[.E21]-[.D21]+[.G20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2]-[.D22]+[.G21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3]-[.D23]+[.G22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4]-[.D24]+[.G23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5]-[.D25]+[.G24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44"/>
          <table:table-cell table:style-name="Default"/>
          <table:table-cell table:style-name="ce147" table:formula="of:=[.E27]-[.D27]+[.G26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9]-[.D29]+[.G28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30]-[.D30]+[.G29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1]-[.D31]+[.G30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2]-[.D32]+[.G31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3]-[.D33]+[.G32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4]-[.D34]+[.G33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5]-[.D35]+[.G34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6]-[.D36]+[.G35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7]-[.D37]+[.G36]" office:value-type="float" office:value="-84128.59" calcext:value-type="float">
            <text:p>-84.128,59</text:p>
          </table:table-cell>
          <table:table-cell table:style-name="ce40" office:value-type="date" office:date-value="2020-10-05" calcext:value-type="date">
            <text:p>05.10.2020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8]-[.D38]+[.G37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9]-[.D39]+[.G38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40]-[.D40]+[.G39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style-name="ce144"/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0922.34" calcext:value-type="float">
            <text:p>20.922,34</text:p>
          </table:table-cell>
          <table:table-cell table:style-name="ce162"/>
          <table:table-cell table:style-name="ce164" table:formula="of:=[.E4]+[.C5]-[.D5]" office:value-type="float" office:value="20922.34" calcext:value-type="float">
            <text:p>20.9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4300" calcext:value-type="float">
            <text:p>4.300,00</text:p>
          </table:table-cell>
          <table:table-cell table:style-name="ce162"/>
          <table:table-cell table:style-name="ce164" table:formula="of:=[.E5]+[.C6]-[.D6]" office:value-type="float" office:value="25222.34" calcext:value-type="float">
            <text:p>25.222,3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17]" office:value-type="float" office:value="20576.3084" calcext:value-type="float">
            <text:p>20.576,31</text:p>
          </table:table-cell>
          <table:table-cell table:style-name="ce162"/>
          <table:table-cell table:style-name="ce164" table:formula="of:=[.E6]+[.C7]-[.D7]" office:value-type="float" office:value="45798.6484" calcext:value-type="float">
            <text:p>45.798,6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56798.6484" calcext:value-type="float">
            <text:p>56.798,6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59861.1484" calcext:value-type="float">
            <text:p>59.861,1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60573.6484" calcext:value-type="float">
            <text:p>60.573,6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37]" office:value-type="float" office:value="-84128.59" calcext:value-type="float">
            <text:p>-84.128,59</text:p>
          </table:table-cell>
          <table:table-cell table:style-name="ce169"/>
          <table:table-cell table:style-name="ce164" table:formula="of:=[.E10]+[.C11]-[.D11]" office:value-type="float" office:value="-23554.9416" calcext:value-type="float">
            <text:p>-23.554,9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44322.5416" calcext:value-type="float">
            <text:p>-44.322,5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8]" office:value-type="float" office:value="-20356.2816" calcext:value-type="float">
            <text:p>-20.356,28</text:p>
          </table:table-cell>
          <table:table-cell table:style-name="ce164"/>
          <table:table-cell table:style-name="ce164" table:formula="of:=[.E12]+[.C13]-[.D13]" office:value-type="float" office:value="-64678.8232" calcext:value-type="float">
            <text:p>-64.678,82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64678.8232" calcext:value-type="float">
            <text:p>-64.678,82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65078.8232" calcext:value-type="float">
            <text:p>-65.078,82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65478.8232" calcext:value-type="float">
            <text:p>-65.478,82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66278.8232" calcext:value-type="float">
            <text:p>-66.278,8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66928.8232" calcext:value-type="float">
            <text:p>-66.928,8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67578.8232" calcext:value-type="float">
            <text:p>-67.578,82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67578.8232" calcext:value-type="float">
            <text:p>-67.578,82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67578.8232" calcext:value-type="float">
            <text:p>-67.578,8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68578.8232" calcext:value-type="float">
            <text:p>-68.578,8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yasemin havale 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69578.8232" calcext:value-type="float">
            <text:p>-69.578,82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Yasemin 2020-1 okul</text:p>
          </table:table-cell>
          <table:table-cell/>
          <table:table-cell office:value-type="float" office:value="19290" calcext:value-type="float">
            <text:p>19.290,00</text:p>
          </table:table-cell>
          <table:table-cell table:style-name="ce164" table:formula="of:=[.E23]+[.C24]-[.D24]" office:value-type="float" office:value="-88868.8232" calcext:value-type="float">
            <text:p>-88.868,82</text:p>
          </table:table-cell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office:value-type="string" calcext:value-type="string">
            <text:p>umut 2020-1 okul</text:p>
          </table:table-cell>
          <table:table-cell/>
          <table:table-cell office:value-type="float" office:value="6783" calcext:value-type="float">
            <text:p>6.783,00</text:p>
          </table:table-cell>
          <table:table-cell table:style-name="ce164" table:formula="of:=[.E24]+[.C25]-[.D25]" office:value-type="float" office:value="-95651.8232" calcext:value-type="float">
            <text:p>-95.651,82</text:p>
          </table:table-cell>
        </table:table-row>
        <table:table-row table:style-name="ro2" table:number-rows-repeated="17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4 Dgs" table:style-name="ta3">
        <table:table-column table:style-name="co9" table:default-cell-style-name="ce26"/>
        <table:table-column table:style-name="co30" table:default-cell-style-name="ce44"/>
        <table:table-column table:style-name="co16" table:default-cell-style-name="ce52"/>
        <table:table-column table:style-name="co6" table:default-cell-style-name="ce52"/>
        <table:table-column table:style-name="co31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/>
          <table:table-cell table:formula="of:=[.D16]-[.F16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13250" calcext:value-type="float">
            <text:p>13.250,00</text:p>
          </table:table-cell>
        </table:table-row>
        <table:table-row table:style-name="ro1">
          <table:table-cell table:style-name="ce82" office:value-type="date" office:date-value="2020-10-06" calcext:value-type="date">
            <text:p>06.10.2020</text:p>
          </table:table-cell>
          <table:table-cell office:value-type="string" calcext:value-type="string">
            <text:p>çtv</text:p>
          </table:table-cell>
          <table:table-cell table:number-columns-repeated="2"/>
          <table:table-cell table:formula="of:=[.C18]-[.D18]+[.E17]" office:value-type="float" office:value="0" calcext:value-type="float">
            <text:p>0,00</text:p>
          </table:table-cell>
          <table:table-cell office:value-type="float" office:value="77.66" calcext:value-type="float">
            <text:p>77,66</text:p>
          </table:table-cell>
          <table:table-cell table:formula="of:=[.D18]-[.F18]" office:value-type="float" office:value="-77.66" calcext:value-type="float">
            <text:p>-77,66</text:p>
          </table:table-cell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77.66" calcext:value-type="float">
            <text:p>4.077,66</text:p>
          </table:table-cell>
          <table:table-cell table:style-name="ce84" table:formula="of:=[.D21]-[.F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0922.34" calcext:value-type="float">
            <text:p>20.922,34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0922.34" calcext:value-type="float">
            <text:p>20.922,34</text:p>
          </table:table-cell>
        </table:table-row>
      </table:table>
      <table:table table:name="15 Tzgmrg" table:style-name="ta4">
        <table:table-column table:style-name="co14" table:default-cell-style-name="ce26"/>
        <table:table-column table:style-name="co33" table:default-cell-style-name="ce44"/>
        <table:table-column table:style-name="co16" table:default-cell-style-name="ce54"/>
        <table:table-column table:style-name="co34" table:default-cell-style-name="ce52"/>
        <table:table-column table:style-name="co35" table:default-cell-style-name="ce54"/>
        <table:table-column table:style-name="co32" table:default-cell-style-name="ce52"/>
        <table:table-column table:style-name="co19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3"/>
          <table:table-cell table:formula="of:=[.E15]-[.D16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3"/>
          <table:table-cell table:formula="of:=[.E16]-[.D17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4300" calcext:value-type="float">
            <text:p>4.3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4300" calcext:value-type="float">
            <text:p>4.300,00</text:p>
          </table:table-cell>
        </table:table-row>
      </table:table>
      <table:table table:name="16 Sny" table:style-name="ta5">
        <table:table-column table:style-name="co14" table:default-cell-style-name="ce42"/>
        <table:table-column table:style-name="co36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44"/>
          <table:table-cell table:style-name="ce47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45"/>
          <table:table-cell table:style-name="ce48" office:value-type="string" calcext:value-type="string">
            <text:p>08 Sefa Narlıgöl</text:p>
          </table:table-cell>
          <table:table-cell table:style-name="ce54" table:formula="of:=[$'165 S8'.C14]" office:value-type="float" office:value="17000" calcext:value-type="float">
            <text:p>17.000,00</text:p>
          </table:table-cell>
          <table:table-cell table:style-name="ce54" table:formula="of:=[$'165 S8'.E14]" office:value-type="float" office:value="17000" calcext:value-type="float">
            <text:p>17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4" table:formula="of:=[$'165 S8'.E15]" office:value-type="float" office:value="2000" calcext:value-type="float">
            <text:p>2.000,00</text:p>
          </table:table-cell>
          <table:table-cell table:style-name="ce54" table:formula="of:=[.D5]-[.F5]" office:value-type="float" office:value="15000" calcext:value-type="float">
            <text:p>15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07 Fatih Arslantaş</text:p>
          </table:table-cell>
          <table:table-cell table:style-name="ce55" table:formula="of:=[$'163 S7'.C5]" office:value-type="float" office:value="36000" calcext:value-type="float">
            <text:p>36.000,00</text:p>
          </table:table-cell>
          <table:table-cell table:style-name="ce55" table:formula="of:=[$'163 S7'.C6]" office:value-type="float" office:value="21000" calcext:value-type="float">
            <text:p>21.000,00</text:p>
          </table:table-cell>
          <table:table-cell table:style-name="ce54" table:formula="of:=[.C6]-[.D6]" office:value-type="float" office:value="15000" calcext:value-type="float">
            <text:p>15.000,00</text:p>
          </table:table-cell>
          <table:table-cell table:style-name="ce56" table:formula="of:=[$'163 S7'.C8]" office:value-type="float" office:value="11500" calcext:value-type="float">
            <text:p>11.500,00</text:p>
          </table:table-cell>
          <table:table-cell table:style-name="ce54" table:formula="of:=[.D6]-[.F6]" office:value-type="float" office:value="9500" calcext:value-type="float">
            <text:p>9.500,00</text:p>
          </table:table-cell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02-Dursun Durmuş</text:p>
          </table:table-cell>
          <table:table-cell table:formula="of:=[$'162 S2'.D5]" office:value-type="float" office:value="65276.7792083333" calcext:value-type="float">
            <text:p>65.276,78</text:p>
          </table:table-cell>
          <table:table-cell table:formula="of:=[$'162 S2'.D6]" office:value-type="float" office:value="48500" calcext:value-type="float">
            <text:p>48.500,00</text:p>
          </table:table-cell>
          <table:table-cell table:style-name="ce54" table:formula="of:=[.C7]-[.D7]" office:value-type="float" office:value="16776.7792083333" calcext:value-type="float">
            <text:p>16.776,78</text:p>
          </table:table-cell>
          <table:table-cell table:style-name="ce54" table:formula="of:=[$'162 S2'.D8]" office:value-type="float" office:value="0" calcext:value-type="float">
            <text:p>0,00</text:p>
          </table:table-cell>
          <table:table-cell table:style-name="ce54" table:formula="of:=[.D7]-[.F7]" office:value-type="float" office:value="48500" calcext:value-type="float">
            <text:p>48.500,00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54"/>
          <table:table-cell/>
          <table:table-cell table:style-name="ce54" table:formula="of:=[.D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number-columns-repeated="2"/>
          <table:table-cell table:style-name="ce54" table:number-columns-repeated="2"/>
          <table:table-cell table:style-name="ce54" table:formula="of:=[.D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Masraf</text:p>
          </table:table-cell>
          <table:table-cell table:style-name="ce138"/>
          <table:table-cell/>
          <table:table-cell table:style-name="ce54"/>
          <table:table-cell table:formula="of:=[$'161 S1'.G2]" office:value-type="float" office:value="45925.91" calcext:value-type="float">
            <text:p>45.925,91</text:p>
          </table:table-cell>
          <table:table-cell table:style-name="ce54" table:formula="of:=[.D11]-[.F11]" office:value-type="float" office:value="-45925.91" calcext:value-type="float">
            <text:p>-45.925,91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4:.C12])" office:value-type="float" office:value="118276.779208333" calcext:value-type="float">
            <text:p>118.276,78</text:p>
          </table:table-cell>
          <table:table-cell table:style-name="ce81" table:formula="of:=SUM([.D4:.D12])" office:value-type="float" office:value="86500" calcext:value-type="float">
            <text:p>86.500,00</text:p>
          </table:table-cell>
          <table:table-cell table:style-name="ce41" table:formula="of:=SUM([.E4:.E12])" office:value-type="float" office:value="31776.7792083333" calcext:value-type="float">
            <text:p>31.776,78</text:p>
          </table:table-cell>
          <table:table-cell table:style-name="ce81" table:formula="of:=SUM([.F4:.F12])" office:value-type="float" office:value="59425.91" calcext:value-type="float">
            <text:p>59.425,91</text:p>
          </table:table-cell>
          <table:table-cell table:style-name="ce81" table:formula="of:=SUM([.G4:.G12])" office:value-type="float" office:value="27074.09" calcext:value-type="float">
            <text:p>27.074,09</text:p>
          </table:table-cell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3]" office:value-type="float" office:value="27074.09" calcext:value-type="float">
            <text:p>27.074,0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57" office:value-type="percentage" office:value="0.76" calcext:value-type="percentage">
            <text:p>%76,00</text:p>
          </table:table-cell>
          <table:table-cell table:formula="of:=[.G15]*[.F17]" office:value-type="float" office:value="20576.3084" calcext:value-type="float">
            <text:p>20.576,3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57" office:value-type="percentage" office:value="0.24" calcext:value-type="percentage">
            <text:p>%24,00</text:p>
          </table:table-cell>
          <table:table-cell table:formula="of:=[.G15]*[.F18]" office:value-type="float" office:value="6497.7816" calcext:value-type="float">
            <text:p>6.497,78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94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26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4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52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1 S1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60 m2 Yazıhane</text:p>
          </table:table-cell>
          <table:table-cell table:number-columns-repeated="4"/>
          <table:table-cell table:style-name="ce137" table:formula="of:=[.G34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7]+[.F8]" office:value-type="float" office:value="16.91" calcext:value-type="float">
            <text:p>16,91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8]+[.F9]" office:value-type="float" office:value="20.22" calcext:value-type="float">
            <text:p>20,22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9]+[.F10]" office:value-type="float" office:value="277.47" calcext:value-type="float">
            <text:p>277,4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0]+[.F11]" office:value-type="float" office:value="419.65" calcext:value-type="float">
            <text:p>419,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11]+[.F12]" office:value-type="float" office:value="561.83" calcext:value-type="float">
            <text:p>561,8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12]+[.F13]" office:value-type="float" office:value="812.63" calcext:value-type="float">
            <text:p>812,6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13]+[.F14]" office:value-type="float" office:value="1010.24" calcext:value-type="float">
            <text:p>1.010,2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14]+[.F15]" office:value-type="float" office:value="1275.24" calcext:value-type="float">
            <text:p>1.275,24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15]+[.F16]" office:value-type="float" office:value="2175.24" calcext:value-type="float">
            <text:p>2.175,2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16]+[.F17]" office:value-type="float" office:value="2354.44" calcext:value-type="float">
            <text:p>2.354,4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17]+[.F18]" office:value-type="float" office:value="2410.34" calcext:value-type="float">
            <text:p>2.410,3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18]+[.F19]" office:value-type="float" office:value="2552.47" calcext:value-type="float">
            <text:p>2.552,4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19]+[.F20]" office:value-type="float" office:value="2982.01" calcext:value-type="float">
            <text:p>2.982,0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20]+[.F21]" office:value-type="float" office:value="3047.81" calcext:value-type="float">
            <text:p>3.047,8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21]+[.F22]" office:value-type="float" office:value="3130.75" calcext:value-type="float">
            <text:p>3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600 m2 Taban kırım beton</text:p>
          </table:table-cell>
          <table:table-cell/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formula="of:=[.G22]+[.F23]" office:value-type="float" office:value="38130.75" calcext:value-type="float">
            <text:p>38.130,7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23]+[.F24]" office:value-type="float" office:value="38209.54" calcext:value-type="float">
            <text:p>38.209,5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24]+[.F25]" office:value-type="float" office:value="38248.89" calcext:value-type="float">
            <text:p>38.248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25]+[.F26]" office:value-type="float" office:value="38847.64" calcext:value-type="float">
            <text:p>38.847,6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26]+[.F27]" office:value-type="float" office:value="38947.66" calcext:value-type="float">
            <text:p>38.947,66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27]+[.F28]" office:value-type="float" office:value="39180.06" calcext:value-type="float">
            <text:p>39.180,0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28]+[.F29]" office:value-type="float" office:value="40280.06" calcext:value-type="float">
            <text:p>40.280,0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</text:p>
          </table:table-cell>
          <table:table-cell table:number-columns-repeated="3"/>
          <table:table-cell office:value-type="float" office:value="5000" calcext:value-type="float">
            <text:p>5.000,00</text:p>
          </table:table-cell>
          <table:table-cell table:formula="of:=[.G29]+[.F30]" office:value-type="float" office:value="45280.06" calcext:value-type="float">
            <text:p>45.280,06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number-columns-repeated="3"/>
          <table:table-cell office:value-type="float" office:value="645.85" calcext:value-type="float">
            <text:p>645,85</text:p>
          </table:table-cell>
          <table:table-cell table:formula="of:=[.G30]+[.F31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31]+[.F32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32]+[.F33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1" table:formula="of:=[.G33]+[.F34]" office:value-type="float" office:value="45925.91" calcext:value-type="float">
            <text:p>45.925,91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2 S2" table:style-name="ta5">
        <table:table-column table:style-name="co14" table:default-cell-style-name="ce42"/>
        <table:table-column table:style-name="co41" table:default-cell-style-name="ce42"/>
        <table:table-column table:style-name="co37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 table:number-columns-repeated="2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Büyük Yazıhane Sol </text:p>
          </table:table-cell>
          <table:table-cell table:style-name="ce47"/>
          <table:table-cell table:number-columns-repeated="57"/>
        </table:table-row>
        <table:table-row table:style-name="ro1">
          <table:table-cell table:style-name="ce43" table:number-columns-repeated="3"/>
          <table:table-cell table:style-name="ce53" table:number-columns-repeated="5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47"/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182"/>
          <table:table-cell table:style-name="ce81" table:formula="of:=SUM([.D13:.D58])+[.G14]+[.H14]+[.I14]" office:value-type="float" office:value="65276.7792083333" calcext:value-type="float">
            <text:p>65.276,78</text:p>
          </table:table-cell>
          <table:table-cell table:style-name="ce81" table:number-columns-repeated="2"/>
          <table:table-cell table:style-name="ce53"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182"/>
          <table:table-cell table:style-name="ce81" table:formula="of:=SUM([.E13:.E58])" office:value-type="float" office:value="48500" calcext:value-type="float">
            <text:p>48.500,00</text:p>
          </table:table-cell>
          <table:table-cell table:style-name="ce81" table:number-columns-repeated="2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182"/>
          <table:table-cell table:style-name="ce81" table:formula="of:=[.F57]+[.G14]+[.H14]+[.I14]" office:value-type="float" office:value="16776.7792083333" calcext:value-type="float">
            <text:p>16.776,78</text:p>
          </table:table-cell>
          <table:table-cell table:style-name="ce81" table:number-columns-repeated="2"/>
          <table:table-cell table:style-name="ce54"/>
          <table:table-cell table:style-name="ce57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182"/>
          <table:table-cell table:style-name="ce81" table:formula="of:=[.E61]" office:value-type="float" office:value="0" calcext:value-type="float">
            <text:p>0,00</text:p>
          </table:table-cell>
          <table:table-cell table:style-name="ce81" table:number-columns-repeated="2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53"/>
          <table:table-cell table:style-name="ce81" table:formula="of:=[.D6]-[.D8]" office:value-type="float" office:value="48500" calcext:value-type="float">
            <text:p>48.500,00</text:p>
          </table:table-cell>
          <table:table-cell table:style-name="Default"/>
          <table:table-cell table:style-name="ce81"/>
          <table:table-cell table:style-name="ce54"/>
          <table:table-cell table:style-name="ce57"/>
          <table:table-cell table:number-columns-repeated="52"/>
        </table:table-row>
        <table:table-row table:style-name="ro1">
          <table:table-cell/>
          <table:table-cell table:style-name="ce47" table:number-columns-repeated="2"/>
          <table:table-cell table:style-name="ce81" table:number-columns-repeated="3"/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47" table:number-columns-repeated="2"/>
          <table:table-cell table:number-columns-repeated="3"/>
          <table:table-cell table:style-name="ce54" table:number-columns-repeated="2"/>
          <table:table-cell table:number-columns-repeated="52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183" office:value-type="string" calcext:value-type="string">
            <text:p>tüfe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4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Radyotörcü </text:p>
          </table:table-cell>
          <table:table-cell table:style-name="Default"/>
          <table:table-cell table:number-columns-repeated="2"/>
          <table:table-cell table:style-name="ce54" table:number-columns-repeated="2"/>
          <table:table-cell table:style-name="ce8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style-name="Default"/>
          <table:table-cell table:number-columns-repeated="2"/>
          <table:table-cell table:style-name="ce54"/>
          <table:table-cell table:style-name="ce54" table:formula="of:=SUM([.G16:.G60])" office:value-type="float" office:value="1894.52920833333" calcext:value-type="float">
            <text:p>1.894,53</text:p>
          </table:table-cell>
          <table:table-cell table:style-name="ce54" table:formula="of:=SUM([.H16:.H60])" office:value-type="float" office:value="3285" calcext:value-type="float">
            <text:p>3.285,00</text:p>
          </table:table-cell>
          <table:table-cell table:style-name="ce54" table:formula="of:=SUM([.I16:.I60])" office:value-type="float" office:value="4452.25" calcext:value-type="float">
            <text:p>4.452,25</text:p>
          </table:table-cell>
          <table:table-cell table:style-name="ce54"/>
          <table:table-cell table:number-columns-repeated="5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" table:number-columns-repeated="2"/>
          <table:table-cell table:style-name="ce81"/>
          <table:table-cell table:number-columns-repeated="52"/>
        </table:table-row>
        <table:table-row table:style-name="ro1">
          <table:table-cell table:style-name="ce94" office:value-type="date" office:date-value="2018-10-25" calcext:value-type="date">
            <text:p>25.10.2018</text:p>
          </table:table-cell>
          <table:table-cell table:style-name="Default" office:value-type="string" calcext:value-type="string">
            <text:p>2018-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D16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0-30" calcext:value-type="date">
            <text:p>30.10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7500" calcext:value-type="float">
            <text:p>7500</text:p>
          </table:table-cell>
          <table:table-cell table:style-name="ce138" table:formula="of:=[.F16]+[.D17]-[.E17]" office:value-type="float" office:value="17500" calcext:value-type="float">
            <text:p>17.5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2-27" calcext:value-type="date">
            <text:p>27.12.2018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13500" calcext:value-type="float">
            <text:p>13500</text:p>
          </table:table-cell>
          <table:table-cell table:style-name="ce138" table:formula="of:=[.F17]+[.D18]-[.E18]" office:value-type="float" office:value="4000" calcext:value-type="float">
            <text:p>4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8-12-31" calcext:value-type="date">
            <text:p>31.12.2018</text:p>
          </table:table-cell>
          <table:table-cell table:style-name="Default" office:value-type="string" calcext:value-type="string">
            <text:p>çedaş teminat bedeli</text:p>
          </table:table-cell>
          <table:table-cell table:style-name="Default" table:number-columns-repeated="3"/>
          <table:table-cell table:style-name="ce138" table:formula="of:=[.F18]+[.D19]-[.E19]" office:value-type="float" office:value="4000" calcext:value-type="float">
            <text:p>4.000,00</text:p>
          </table:table-cell>
          <table:table-cell table:style-name="ce138"/>
          <table:table-cell table:style-name="Default"/>
          <table:table-cell table:style-name="ce138" office:value-type="float" office:value="900" calcext:value-type="float">
            <text:p>900,0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19-01-30" calcext:value-type="date">
            <text:p>30.01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28.7" calcext:value-type="float">
            <text:p>28,7</text:p>
          </table:table-cell>
          <table:table-cell table:style-name="Default" table:number-columns-repeated="2"/>
          <table:table-cell table:style-name="ce138" table:formula="of:=[.F19]+[.D20]-[.E20]" office:value-type="float" office:value="4000" calcext:value-type="float">
            <text:p>4.000,00</text:p>
          </table:table-cell>
          <table:table-cell table:style-name="ce138" table:formula="of:=[.F20]*[.C20]/100/12" office:value-type="float" office:value="95.6666666666667" calcext:value-type="float">
            <text:p>95,67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2-28" calcext:value-type="date">
            <text:p>28.02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29.97" calcext:value-type="float">
            <text:p>29,97</text:p>
          </table:table-cell>
          <table:table-cell table:style-name="Default" table:number-columns-repeated="2"/>
          <table:table-cell table:style-name="ce138" table:formula="of:=[.F20]+[.D21]-[.E21]" office:value-type="float" office:value="4000" calcext:value-type="float">
            <text:p>4.000,00</text:p>
          </table:table-cell>
          <table:table-cell table:style-name="ce138" table:formula="of:=[.F21]*[.C21]/100/12" office:value-type="float" office:value="99.9" calcext:value-type="float">
            <text:p>99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3-30" calcext:value-type="date">
            <text:p>30.03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31.17" calcext:value-type="float">
            <text:p>31,17</text:p>
          </table:table-cell>
          <table:table-cell table:style-name="Default" table:number-columns-repeated="2"/>
          <table:table-cell table:style-name="ce138" table:formula="of:=[.F21]+[.D22]-[.E22]" office:value-type="float" office:value="4000" calcext:value-type="float">
            <text:p>4.000,00</text:p>
          </table:table-cell>
          <table:table-cell table:style-name="ce138" table:formula="of:=[.F22]*[.C22]/100/12" office:value-type="float" office:value="103.9" calcext:value-type="float">
            <text:p>103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4-30" calcext:value-type="date">
            <text:p>30.04.2019</text:p>
          </table:table-cell>
          <table:table-cell table:style-name="Default" office:value-type="string" calcext:value-type="string">
            <text:p>Gecikme 4000</text:p>
          </table:table-cell>
          <table:table-cell table:style-name="Default" office:value-type="float" office:value="32.24" calcext:value-type="float">
            <text:p>32,24</text:p>
          </table:table-cell>
          <table:table-cell table:style-name="Default" table:number-columns-repeated="2"/>
          <table:table-cell table:style-name="ce138" table:formula="of:=[.F22]+[.D23]-[.E23]" office:value-type="float" office:value="4000" calcext:value-type="float">
            <text:p>4.000,00</text:p>
          </table:table-cell>
          <table:table-cell table:style-name="ce138" table:formula="of:=[.F23]*[.C23]/100/12" office:value-type="float" office:value="107.466666666667" calcext:value-type="float">
            <text:p>107,47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5-10" calcext:value-type="date">
            <text:p>10.05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23]+[.D24]-[.E24]" office:value-type="float" office:value="2000" calcext:value-type="float">
            <text:p>2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5-30" calcext:value-type="date">
            <text:p>30.05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19.91" calcext:value-type="float">
            <text:p>19,91</text:p>
          </table:table-cell>
          <table:table-cell table:style-name="ce138"/>
          <table:table-cell table:style-name="Default"/>
          <table:table-cell table:style-name="ce138" table:formula="of:=[.F24]+[.D25]-[.E25]" office:value-type="float" office:value="2000" calcext:value-type="float">
            <text:p>2.000,00</text:p>
          </table:table-cell>
          <table:table-cell table:style-name="ce138" table:formula="of:=[.F25]*[.C25]/100/12" office:value-type="float" office:value="33.1833333333333" calcext:value-type="float">
            <text:p>33,1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6-30" calcext:value-type="date">
            <text:p>30.06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2.81" calcext:value-type="float">
            <text:p>32,81</text:p>
          </table:table-cell>
          <table:table-cell table:style-name="Default" table:number-columns-repeated="2"/>
          <table:table-cell table:style-name="ce138" table:formula="of:=[.F25]+[.D26]-[.E26]" office:value-type="float" office:value="2000" calcext:value-type="float">
            <text:p>2.000,00</text:p>
          </table:table-cell>
          <table:table-cell table:style-name="ce138" table:formula="of:=[.F26]*[.C26]/100/12" office:value-type="float" office:value="54.6833333333333" calcext:value-type="float">
            <text:p>54,6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7-30" calcext:value-type="date">
            <text:p>30.07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2.34" calcext:value-type="float">
            <text:p>32,34</text:p>
          </table:table-cell>
          <table:table-cell table:style-name="Default" table:number-columns-repeated="2"/>
          <table:table-cell table:style-name="ce138" table:formula="of:=[.F26]+[.D27]-[.E27]" office:value-type="float" office:value="2000" calcext:value-type="float">
            <text:p>2.000,00</text:p>
          </table:table-cell>
          <table:table-cell table:style-name="ce138" table:formula="of:=[.F27]*[.C27]/100/12" office:value-type="float" office:value="53.9" calcext:value-type="float">
            <text:p>53,9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8-30" calcext:value-type="date">
            <text:p>30.08.2019</text:p>
          </table:table-cell>
          <table:table-cell table:style-name="Default" office:value-type="string" calcext:value-type="string">
            <text:p>Gecikme 2000</text:p>
          </table:table-cell>
          <table:table-cell table:style-name="Default" office:value-type="float" office:value="30.51" calcext:value-type="float">
            <text:p>30,51</text:p>
          </table:table-cell>
          <table:table-cell table:style-name="Default" table:number-columns-repeated="2"/>
          <table:table-cell table:style-name="ce138" table:formula="of:=[.F27]+[.D28]-[.E28]" office:value-type="float" office:value="2000" calcext:value-type="float">
            <text:p>2.000,00</text:p>
          </table:table-cell>
          <table:table-cell table:style-name="ce138" table:formula="of:=[.F28]*[.C28]/100/12" office:value-type="float" office:value="50.85" calcext:value-type="float">
            <text:p>50,85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09-10" calcext:value-type="date">
            <text:p>10.09.2019</text:p>
          </table:table-cell>
          <table:table-cell table:style-name="Default" office:value-type="string" calcext:value-type="string">
            <text:p>ödeme</text:p>
          </table:table-cell>
          <table:table-cell table:style-name="Default"/>
          <table:table-cell table:style-name="ce138"/>
          <table:table-cell table:style-name="Default" office:value-type="float" office:value="2000" calcext:value-type="float">
            <text:p>2000</text:p>
          </table:table-cell>
          <table:table-cell table:style-name="ce138" table:formula="of:=[.F28]+[.D29]-[.E29]" office:value-type="float" office:value="0" calcext:value-type="float">
            <text:p>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0-15" calcext:value-type="date">
            <text:p>15.10.2019</text:p>
          </table:table-cell>
          <table:table-cell table:style-name="Default" office:value-type="string" calcext:value-type="string">
            <text:p>3 İhtar 130-200-50</text:p>
          </table:table-cell>
          <table:table-cell table:style-name="Default" table:number-columns-repeated="3"/>
          <table:table-cell table:style-name="ce138" table:formula="of:=[.F29]+[.D30]-[.E30]" office:value-type="float" office:value="0" calcext:value-type="float">
            <text:p>0,00</text:p>
          </table:table-cell>
          <table:table-cell table:style-name="ce138"/>
          <table:table-cell table:style-name="ce138" office:value-type="float" office:value="380" calcext:value-type="float">
            <text:p>38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0-31" calcext:value-type="date">
            <text:p>31.10.2019</text:p>
          </table:table-cell>
          <table:table-cell table:style-name="Default" office:value-type="string" calcext:value-type="string">
            <text:p>2019 kira bedeli</text:p>
          </table:table-cell>
          <table:table-cell table:style-name="Default"/>
          <table:table-cell table:style-name="ce138" office:value-type="float" office:value="25000" calcext:value-type="float">
            <text:p>25.000,00</text:p>
          </table:table-cell>
          <table:table-cell table:style-name="Default"/>
          <table:table-cell table:style-name="ce138" table:formula="of:=[.F30]+[.D31]-[.E31]" office:value-type="float" office:value="25000" calcext:value-type="float">
            <text:p>25.000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Default"/>
          <table:table-cell table:style-name="Default" office:value-type="string" calcext:value-type="string">
            <text:p>2020 üfe artışı</text:p>
          </table:table-cell>
          <table:table-cell table:style-name="Default" office:value-type="float" office:value="22.58" calcext:value-type="float">
            <text:p>22,58</text:p>
          </table:table-cell>
          <table:table-cell table:style-name="ce138" table:formula="of:=[.C32]*[.F31]/100" office:value-type="float" office:value="5645" calcext:value-type="float">
            <text:p>5.645,00</text:p>
          </table:table-cell>
          <table:table-cell table:style-name="Default"/>
          <table:table-cell table:style-name="ce138" table:formula="of:=[.F31]+[.D32]-[.E32]" office:value-type="float" office:value="30645" calcext:value-type="float">
            <text:p>30.6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Default" office:value-type="string" calcext:value-type="string">
            <text:p>maliye sözleşme damga vergisi</text:p>
          </table:table-cell>
          <table:table-cell table:style-name="Default" table:number-columns-repeated="3"/>
          <table:table-cell table:style-name="ce138" table:formula="of:=[.F32]+[.D33]-[.E33]" office:value-type="float" office:value="30645" calcext:value-type="float">
            <text:p>30.645,00</text:p>
          </table:table-cell>
          <table:table-cell table:style-name="ce138"/>
          <table:table-cell table:style-name="ce138" office:value-type="float" office:value="505" calcext:value-type="float">
            <text:p>505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11" calcext:value-type="date">
            <text:p>11.11.2019</text:p>
          </table:table-cell>
          <table:table-cell table:style-name="Default" office:value-type="string" calcext:value-type="string">
            <text:p>Tahliye için icra başvuru</text:p>
          </table:table-cell>
          <table:table-cell table:style-name="Default" table:number-columns-repeated="3"/>
          <table:table-cell table:style-name="ce138" table:formula="of:=[.F33]+[.D34]-[.E34]" office:value-type="float" office:value="30645" calcext:value-type="float">
            <text:p>30.645,00</text:p>
          </table:table-cell>
          <table:table-cell table:style-name="ce138"/>
          <table:table-cell table:style-name="ce138" office:value-type="float" office:value="150" calcext:value-type="float">
            <text:p>15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12" calcext:value-type="date">
            <text:p>12.11.2019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18500" calcext:value-type="float">
            <text:p>18500</text:p>
          </table:table-cell>
          <table:table-cell table:style-name="ce138" table:formula="of:=[.F34]+[.D35]-[.E35]" office:value-type="float" office:value="12145" calcext:value-type="float">
            <text:p>12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1-29" calcext:value-type="date">
            <text:p>29.11.2019</text:p>
          </table:table-cell>
          <table:table-cell table:style-name="Default" office:value-type="string" calcext:value-type="string">
            <text:p>icra tebligat 21/2</text:p>
          </table:table-cell>
          <table:table-cell table:style-name="Default" table:number-columns-repeated="3"/>
          <table:table-cell table:style-name="ce138" table:formula="of:=[.F35]+[.D36]-[.E36]" office:value-type="float" office:value="12145" calcext:value-type="float">
            <text:p>12.145,00</text:p>
          </table:table-cell>
          <table:table-cell table:style-name="ce138"/>
          <table:table-cell table:style-name="ce138" office:value-type="float" office:value="50" calcext:value-type="float">
            <text:p>5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19-11-30" calcext:value-type="date">
            <text:p>30.11.2019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9.68" calcext:value-type="float">
            <text:p>19,68</text:p>
          </table:table-cell>
          <table:table-cell table:style-name="Default" table:number-columns-repeated="2"/>
          <table:table-cell table:style-name="ce138" table:formula="of:=[.F36]+[.D37]-[.E37]" office:value-type="float" office:value="12145" calcext:value-type="float">
            <text:p>12.145,00</text:p>
          </table:table-cell>
          <table:table-cell table:style-name="ce138" table:formula="of:=[.F37]*[.C37]/100/12" office:value-type="float" office:value="199.178" calcext:value-type="float">
            <text:p>199,1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2-30" calcext:value-type="date">
            <text:p>30.12.2019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7.56" calcext:value-type="float">
            <text:p>17,56</text:p>
          </table:table-cell>
          <table:table-cell table:style-name="Default" table:number-columns-repeated="2"/>
          <table:table-cell table:style-name="ce138" table:formula="of:=[.F37]+[.D38]-[.E38]" office:value-type="float" office:value="12145" calcext:value-type="float">
            <text:p>12.145,00</text:p>
          </table:table-cell>
          <table:table-cell table:style-name="ce138" table:formula="of:=[.F38]*[.C38]/100/12" office:value-type="float" office:value="177.721833333333" calcext:value-type="float">
            <text:p>177,7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Default" office:value-type="string" calcext:value-type="string">
            <text:p>çedaş teminat bedeli</text:p>
          </table:table-cell>
          <table:table-cell table:style-name="Default" table:number-columns-repeated="3"/>
          <table:table-cell table:style-name="ce138" table:formula="of:=[.F38]+[.D39]-[.E39]" office:value-type="float" office:value="12145" calcext:value-type="float">
            <text:p>12.145,00</text:p>
          </table:table-cell>
          <table:table-cell table:style-name="ce138"/>
          <table:table-cell table:style-name="Default"/>
          <table:table-cell table:style-name="ce138" office:value-type="float" office:value="1100" calcext:value-type="float">
            <text:p>1.100,00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19-12-31" calcext:value-type="date">
            <text:p>31.12.2019</text:p>
          </table:table-cell>
          <table:table-cell table:style-name="Default" office:value-type="string" calcext:value-type="string">
            <text:p>2019 teminat gecikme</text:p>
          </table:table-cell>
          <table:table-cell table:style-name="Default" office:value-type="float" office:value="27.01" calcext:value-type="float">
            <text:p>27,01</text:p>
          </table:table-cell>
          <table:table-cell table:style-name="ce138"/>
          <table:table-cell table:style-name="Default"/>
          <table:table-cell table:style-name="ce138" table:formula="of:=[.F39]+[.D40]-[.E40]" office:value-type="float" office:value="12145" calcext:value-type="float">
            <text:p>12.145,00</text:p>
          </table:table-cell>
          <table:table-cell table:style-name="ce138"/>
          <table:table-cell table:style-name="Default"/>
          <table:table-cell table:style-name="Default" office:value-type="float" office:value="243.09" calcext:value-type="float">
            <text:p>243,09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01-30" calcext:value-type="date">
            <text:p>30.01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5.71" calcext:value-type="float">
            <text:p>15,71</text:p>
          </table:table-cell>
          <table:table-cell table:style-name="Default" table:number-columns-repeated="2"/>
          <table:table-cell table:style-name="ce138" table:formula="of:=[.F40]+[.D41]-[.E41]" office:value-type="float" office:value="12145" calcext:value-type="float">
            <text:p>12.145,00</text:p>
          </table:table-cell>
          <table:table-cell table:style-name="ce138" table:formula="of:=[.F41]*[.C41]/100/12" office:value-type="float" office:value="158.998291666667" calcext:value-type="float">
            <text:p>159,00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2-28" calcext:value-type="date">
            <text:p>28.02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4.18" calcext:value-type="float">
            <text:p>14,18</text:p>
          </table:table-cell>
          <table:table-cell table:style-name="Default" table:number-columns-repeated="2"/>
          <table:table-cell table:style-name="ce138" table:formula="of:=[.F41]+[.D42]-[.E42]" office:value-type="float" office:value="12145" calcext:value-type="float">
            <text:p>12.145,00</text:p>
          </table:table-cell>
          <table:table-cell table:style-name="ce138" table:formula="of:=[.F42]*[.C42]/100/12" office:value-type="float" office:value="143.513416666667" calcext:value-type="float">
            <text:p>143,51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3-30" calcext:value-type="date">
            <text:p>30.03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2.61" calcext:value-type="float">
            <text:p>12,61</text:p>
          </table:table-cell>
          <table:table-cell table:style-name="Default" table:number-columns-repeated="2"/>
          <table:table-cell table:style-name="ce138" table:formula="of:=[.F42]+[.D43]-[.E43]" office:value-type="float" office:value="12145" calcext:value-type="float">
            <text:p>12.145,00</text:p>
          </table:table-cell>
          <table:table-cell table:style-name="ce138" table:formula="of:=[.F43]*[.C43]/100/12" office:value-type="float" office:value="127.623708333333" calcext:value-type="float">
            <text:p>127,6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4-01" calcext:value-type="date">
            <text:p>01.04.2020</text:p>
          </table:table-cell>
          <table:table-cell table:style-name="Default" office:value-type="string" calcext:value-type="string">
            <text:p>ödeme birkan postane</text:p>
          </table:table-cell>
          <table:table-cell table:style-name="Default"/>
          <table:table-cell table:style-name="ce138"/>
          <table:table-cell table:style-name="Default" office:value-type="float" office:value="5000" calcext:value-type="float">
            <text:p>5000</text:p>
          </table:table-cell>
          <table:table-cell table:style-name="ce138" table:formula="of:=[.F43]+[.D44]-[.E44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4-30" calcext:value-type="date">
            <text:p>30.04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0.87" calcext:value-type="float">
            <text:p>10,87</text:p>
          </table:table-cell>
          <table:table-cell table:style-name="Default" table:number-columns-repeated="2"/>
          <table:table-cell table:style-name="ce138" table:formula="of:=[.F44]+[.D45]-[.E45]" office:value-type="float" office:value="7145" calcext:value-type="float">
            <text:p>7.145,00</text:p>
          </table:table-cell>
          <table:table-cell table:style-name="ce138" table:formula="of:=[.F45]*[.C45]/100/12" office:value-type="float" office:value="64.7217916666667" calcext:value-type="float">
            <text:p>64,7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5-30" calcext:value-type="date">
            <text:p>30.05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table:number-columns-repeated="2"/>
          <table:table-cell table:style-name="ce138" table:formula="of:=[.F45]+[.D46]-[.E46]" office:value-type="float" office:value="7145" calcext:value-type="float">
            <text:p>7.145,00</text:p>
          </table:table-cell>
          <table:table-cell table:style-name="ce138" table:formula="of:=[.F46]*[.C46]/100/12" office:value-type="float" office:value="67.8179583333333" calcext:value-type="float">
            <text:p>67,8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6-30" calcext:value-type="date">
            <text:p>30.06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2.62" calcext:value-type="float">
            <text:p>12,62</text:p>
          </table:table-cell>
          <table:table-cell table:style-name="Default" table:number-columns-repeated="2"/>
          <table:table-cell table:style-name="ce138" table:formula="of:=[.F46]+[.D47]-[.E47]" office:value-type="float" office:value="7145" calcext:value-type="float">
            <text:p>7.145,00</text:p>
          </table:table-cell>
          <table:table-cell table:style-name="ce138" table:formula="of:=[.F47]*[.C47]/100/12" office:value-type="float" office:value="75.1415833333333" calcext:value-type="float">
            <text:p>75,14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avukat vekalet</text:p>
          </table:table-cell>
          <table:table-cell table:style-name="Default" table:number-columns-repeated="3"/>
          <table:table-cell table:style-name="ce138" table:formula="of:=[.F47]+[.D48]-[.E48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200" calcext:value-type="float">
            <text:p>2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İcra dava açılışı</text:p>
          </table:table-cell>
          <table:table-cell table:style-name="Default" table:number-columns-repeated="3"/>
          <table:table-cell table:style-name="ce138" table:formula="of:=[.F48]+[.D49]-[.E49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500" calcext:value-type="float">
            <text:p>5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/>
          <table:table-cell table:style-name="Default" office:value-type="string" calcext:value-type="string">
            <text:p>tahliyeye itirazın reddi için icra 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49]+[.D50]-[.E50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/>
          <table:table-cell table:style-name="Default" office:value-type="string" calcext:value-type="string">
            <text:p><text:span text:style-name="T1">Mahkemesinde </text:span>dava açıldı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50]+[.D51]-[.E51]" office:value-type="float" office:value="7145" calcext:value-type="float">
            <text:p>7.145,00</text:p>
          </table:table-cell>
          <table:table-cell table:style-name="ce138"/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7-16" calcext:value-type="date">
            <text:p>16.07.2020</text:p>
          </table:table-cell>
          <table:table-cell table:style-name="Default" office:value-type="string" calcext:value-type="string">
            <text:p>dava karşı taraf avukatlık ücreti</text:p>
          </table:table-cell>
          <table:table-cell table:style-name="Default" table:number-columns-repeated="3"/>
          <table:table-cell table:style-name="ce138" table:formula="of:=[.F51]+[.D52]-[.E52]" office:value-type="float" office:value="7145" calcext:value-type="float">
            <text:p>7.145,00</text:p>
          </table:table-cell>
          <table:table-cell table:style-name="ce138"/>
          <table:table-cell table:style-name="ce138" office:value-type="float" office:value="1500" calcext:value-type="float">
            <text:p>1.500,00</text:p>
          </table:table-cell>
          <table:table-cell table:style-name="Default" table:number-columns-repeated="3"/>
          <table:table-cell table:number-columns-repeated="49"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6" calcext:value-type="float">
            <text:p>11,76</text:p>
          </table:table-cell>
          <table:table-cell table:style-name="ce138"/>
          <table:table-cell table:style-name="Default"/>
          <table:table-cell table:style-name="ce138" table:formula="of:=[.F52]+[.D53]-[.E53]" office:value-type="float" office:value="7145" calcext:value-type="float">
            <text:p>7.145,00</text:p>
          </table:table-cell>
          <table:table-cell table:style-name="ce138" table:formula="of:=[.F53]*[.C53]/100/12" office:value-type="float" office:value="70.021" calcext:value-type="float">
            <text:p>70,02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12-31" calcext:value-type="date">
            <text:p>31.12.2020</text:p>
          </table:table-cell>
          <table:table-cell table:style-name="Default" office:value-type="string" calcext:value-type="string">
            <text:p>2019 teminat gecikme</text:p>
          </table:table-cell>
          <table:table-cell table:style-name="Default" office:value-type="float" office:value="17.56" calcext:value-type="float">
            <text:p>17,56</text:p>
          </table:table-cell>
          <table:table-cell table:style-name="ce138"/>
          <table:table-cell table:style-name="Default"/>
          <table:table-cell table:style-name="ce138" table:formula="of:=[.F53]+[.D54]-[.E54]" office:value-type="float" office:value="7145" calcext:value-type="float">
            <text:p>7.145,00</text:p>
          </table:table-cell>
          <table:table-cell table:style-name="ce138"/>
          <table:table-cell table:style-name="Default"/>
          <table:table-cell table:style-name="Default" office:value-type="float" office:value="193.16" calcext:value-type="float">
            <text:p>193,16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Default" table:number-columns-repeated="2"/>
          <table:table-cell table:style-name="ce138" table:formula="of:=[.F54]+[.D55]-[.E55]" office:value-type="float" office:value="7145" calcext:value-type="float">
            <text:p>7.145,00</text:p>
          </table:table-cell>
          <table:table-cell table:style-name="ce138" table:formula="of:=[.F55]*[.C55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ce138"/>
          <table:table-cell table:style-name="Default"/>
          <table:table-cell table:style-name="ce138" table:formula="of:=[.F55]+[.D56]-[.E56]" office:value-type="float" office:value="7145" calcext:value-type="float">
            <text:p>7.145,00</text:p>
          </table:table-cell>
          <table:table-cell table:style-name="ce138" table:formula="of:=[.F56]*[.C56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 table:style-name="ce94" office:value-type="date" office:date-value="2020-09-30" calcext:value-type="date">
            <text:p>30.09.2020</text:p>
          </table:table-cell>
          <table:table-cell table:style-name="Default" office:value-type="string" calcext:value-type="string">
            <text:p>çedaş borç 2020-mart-eylül</text:p>
          </table:table-cell>
          <table:table-cell table:style-name="Default"/>
          <table:table-cell table:style-name="ce138"/>
          <table:table-cell table:style-name="Default"/>
          <table:table-cell table:style-name="ce138" table:formula="of:=[.F56]+[.D57]-[.E57]" office:value-type="float" office:value="7145" calcext:value-type="float">
            <text:p>7.145,00</text:p>
          </table:table-cell>
          <table:table-cell table:style-name="ce138"/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94" office:value-type="date" office:date-value="2020-10-30" calcext:value-type="date">
            <text:p>30.10.2020</text:p>
          </table:table-cell>
          <table:table-cell table:style-name="Default" office:value-type="string" calcext:value-type="string">
            <text:p>Gecikme </text:p>
          </table:table-cell>
          <table:table-cell table:style-name="Default" office:value-type="float" office:value="11.77" calcext:value-type="float">
            <text:p>11,77</text:p>
          </table:table-cell>
          <table:table-cell table:style-name="ce138"/>
          <table:table-cell table:style-name="Default"/>
          <table:table-cell table:style-name="ce138" table:formula="of:=[.F57]+[.D58]-[.E58]" office:value-type="float" office:value="7145" calcext:value-type="float">
            <text:p>7.145,00</text:p>
          </table:table-cell>
          <table:table-cell table:style-name="ce138" table:formula="of:=[.F58]*[.C58]/100/12" office:value-type="float" office:value="70.0805416666667" calcext:value-type="float">
            <text:p>70,08</text:p>
          </table:table-cell>
          <table:table-cell table:style-name="Default" table:number-columns-repeated="4"/>
          <table:table-cell table:number-columns-repeated="49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2"/>
          <table:table-cell table:style-name="ce81" table:formula="of:=SUM([.E63:.E84])" office:value-type="float" office:value="0" calcext:value-type="float">
            <text:p>0,00</text:p>
          </table:table-cell>
          <table:table-cell table:style-name="ce5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52"/>
          <table:table-cell table:style-name="Default"/>
          <table:table-cell/>
          <table:table-cell table:style-name="ce136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/>
          <table:table-cell table:number-columns-repeated="2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/>
          <table:table-cell table:style-name="ce54" table:number-columns-repeated="2"/>
          <table:table-cell table:number-columns-repeated="53"/>
        </table:table-row>
        <table:table-row table:style-name="ro1">
          <table:table-cell table:style-name="ce94"/>
          <table:table-cell/>
          <table:table-cell table:style-name="Default"/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 table:style-name="ce94"/>
          <table:table-cell/>
          <table:table-cell table:style-name="Default" office:value-type="float" office:value="22.58" calcext:value-type="float">
            <text:p>22,58</text:p>
          </table:table-cell>
          <table:table-cell table:number-columns-repeated="57"/>
        </table:table-row>
        <table:table-row table:style-name="ro1">
          <table:table-cell table:style-name="ce94"/>
          <table:table-cell/>
          <table:table-cell table:style-name="Default" office:value-type="float" office:value="16.81" calcext:value-type="float">
            <text:p>16,81</text:p>
          </table:table-cell>
          <table:table-cell table:number-columns-repeated="57"/>
        </table:table-row>
        <table:table-row table:style-name="ro1" table:number-rows-repeated="2">
          <table:table-cell table:style-name="ce94"/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/>
          <table:table-cell table:style-name="ce52"/>
          <table:table-cell table:style-name="Default"/>
          <table:table-cell table:number-columns-repeated="57"/>
        </table:table-row>
        <table:table-row table:style-name="ro1">
          <table:table-cell/>
          <table:table-cell table:style-name="ce52"/>
          <table:table-cell table:style-name="Default"/>
          <table:table-cell/>
          <table:table-cell table:style-name="Default"/>
          <table:table-cell table:style-name="ce137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52"/>
          <table:table-cell table:style-name="Default"/>
          <table:table-cell table:style-name="ce9"/>
          <table:table-cell table:style-name="ce57"/>
          <table:table-cell table:style-name="ce81" table:number-columns-repeated="2"/>
          <table:table-cell table:number-columns-repeated="53"/>
        </table:table-row>
        <table:table-row table:style-name="ro1" table:number-rows-repeated="5">
          <table:table-cell/>
          <table:table-cell table:style-name="ce52"/>
          <table:table-cell table:style-name="Default"/>
          <table:table-cell table:number-columns-repeated="2"/>
          <table:table-cell table:style-name="ce9" table:number-columns-repeated="2"/>
          <table:table-cell table:number-columns-repeated="53"/>
        </table:table-row>
        <table:table-row table:style-name="ro1" table:number-rows-repeated="2">
          <table:table-cell/>
          <table:table-cell table:style-name="ce52"/>
          <table:table-cell table:style-name="Default"/>
          <table:table-cell table:number-columns-repeated="57"/>
        </table:table-row>
        <table:table-row table:style-name="ro1" table:number-rows-repeated="4">
          <table:table-cell/>
          <table:table-cell table:style-name="ce52" table:number-columns-repeated="2"/>
          <table:table-cell table:number-columns-repeated="57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3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5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2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2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>
          <table:table-cell table:style-name="ce94"/>
          <table:table-cell table:style-name="Default" table:number-columns-repeated="4"/>
          <table:table-cell table:style-name="ce138"/>
          <table:table-cell table:number-columns-repeated="54"/>
        </table:table-row>
        <table:table-row table:style-name="ro1" table:number-rows-repeated="3">
          <table:table-cell table:style-name="ce94"/>
          <table:table-cell table:style-name="Default" table:number-columns-repeated="3"/>
          <table:table-cell table:style-name="ce138" table:number-columns-repeated="2"/>
          <table:table-cell table:number-columns-repeated="54"/>
        </table:table-row>
        <table:table-row table:style-name="ro1" table:number-rows-repeated="104847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63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 Sağ kira </text:p>
          </table:table-cell>
          <table:table-cell table:number-columns-repeated="57"/>
        </table:table-row>
        <table:table-row table:style-name="ro1">
          <table:table-cell table:style-name="ce43" table:number-columns-repeated="2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ce47"/>
          <table:table-cell table:number-columns-repeated="57"/>
        </table:table-row>
        <table:table-row table:style-name="ro1">
          <table:table-cell table:style-name="ce45"/>
          <table:table-cell table:style-name="ce48"/>
          <table:table-cell table:style-name="ce5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table:number-columns-repeated="4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81"/>
          <table:table-cell table:number-columns-repeated="52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4" table:style-name="ta5">
        <table:table-column table:style-name="co14" table:default-cell-style-name="ce42"/>
        <table:table-column table:style-name="co40" table:default-cell-style-name="ce42"/>
        <table:table-column table:style-name="co37" table:default-cell-style-name="ce52"/>
        <table:table-column table:style-name="co38" table:default-cell-style-name="ce52"/>
        <table:table-column table:style-name="co7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Vinç Sol</text:p>
          </table:table-cell>
          <table:table-cell table:number-columns-repeated="57"/>
        </table:table-row>
        <table:table-row table:style-name="ro1">
          <table:table-cell table:style-name="ce43" table:number-columns-repeated="2"/>
          <table:table-cell table:style-name="ce53" table:number-columns-repeated="5"/>
          <table:table-cell table:number-columns-repeated="52"/>
        </table:table-row>
        <table:table-row table:style-name="ro1">
          <table:table-cell table:style-name="ce44"/>
          <table:table-cell table:style-name="ce47"/>
          <table:table-cell table:number-columns-repeated="57"/>
        </table:table-row>
        <table:table-row table:style-name="ro1">
          <table:table-cell table:style-name="ce45"/>
          <table:table-cell table:style-name="ce48"/>
          <table:table-cell table:style-name="ce54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table:number-columns-repeated="4"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81" table:number-columns-repeated="2"/>
          <table:table-cell table:style-name="ce41"/>
          <table:table-cell table:style-name="ce81"/>
          <table:table-cell table:style-name="ce8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4">
          <table:table-cell table:number-columns-repeated="6"/>
          <table:table-cell table:style-name="ce81"/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81"/>
          <table:table-cell table:number-columns-repeated="52"/>
        </table:table-row>
        <table:table-row table:style-name="ro1">
          <table:table-cell table:number-columns-repeated="6"/>
          <table:table-cell table:style-name="ce137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4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3 S7" table:style-name="ta5">
        <table:table-column table:style-name="co42" table:default-cell-style-name="ce42"/>
        <table:table-column table:style-name="co43" table:default-cell-style-name="ce52"/>
        <table:table-column table:style-name="co38" table:default-cell-style-name="ce52"/>
        <table:table-column table:style-name="co44" table:default-cell-style-name="ce52"/>
        <table:table-column table:style-name="co9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200 m2 Doğuş Sağ kira </text:p>
          </table:table-cell>
          <table:table-cell table:number-columns-repeated="57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Default" table:number-columns-repeated="2"/>
          <table:table-cell table:style-name="ce81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Kira Bedeli</text:p>
          </table:table-cell>
          <table:table-cell table:style-name="ce81" table:formula="of:=SUM([.C13:.C31])" office:value-type="float" office:value="36000" calcext:value-type="float">
            <text:p>36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Toplam Ödeme</text:p>
          </table:table-cell>
          <table:table-cell table:style-name="ce81" table:formula="of:=SUM([.D13:.D31])" office:value-type="float" office:value="21000" calcext:value-type="float">
            <text:p>21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Toplam Ödenecek</text:p>
          </table:table-cell>
          <table:table-cell table:style-name="ce81" table:formula="of:=[.E30]" office:value-type="float" office:value="15000" calcext:value-type="float">
            <text:p>15.0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182" office:value-type="string" calcext:value-type="string">
            <text:p>2020 Masraf</text:p>
          </table:table-cell>
          <table:table-cell table:style-name="ce81" table:formula="of:=[.D34]" office:value-type="float" office:value="11500" calcext:value-type="float">
            <text:p>11.500,00</text:p>
          </table:table-cell>
          <table:table-cell table:style-name="ce81" table:number-columns-repeated="2"/>
          <table:table-cell table:number-columns-repeated="54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style-name="ce81" table:formula="of:=[.C6]-[.C8]" office:value-type="float" office:value="9500" calcext:value-type="float">
            <text:p>9.500,00</text:p>
          </table:table-cell>
          <table:table-cell table:style-name="Default"/>
          <table:table-cell table:style-name="ce81"/>
          <table:table-cell table:number-columns-repeated="54"/>
        </table:table-row>
        <table:table-row table:style-name="ro1">
          <table:table-cell/>
          <table:table-cell table:style-name="ce47"/>
          <table:table-cell table:style-name="ce81" table:number-columns-repeated="3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Motorcu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Fatih Arslantaş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30-08-2020 – 29-08-2021 Kira Bedeli</text:p>
          </table:table-cell>
          <table:table-cell table:number-columns-repeated="2"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Yıllık Kira Bedeli</text:p>
          </table:table-cell>
          <table:table-cell table:style-name="ce81"/>
          <table:table-cell/>
          <table:table-cell table:style-name="ce84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office:value-type="string" calcext:value-type="string">
            <text:p>İndirim 1-2/12</text:p>
          </table:table-cell>
          <table:table-cell table:style-name="Default" office:value-type="float" office:value="6000" calcext:value-type="float">
            <text:p>6000</text:p>
          </table:table-cell>
          <table:table-cell/>
          <table:table-cell table:style-name="ce54" table:formula="of:=[.E16]+[.C17]-[.D17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office:value-type="string" calcext:value-type="string">
            <text:p>İndirim 1-2/12</text:p>
          </table:table-cell>
          <table:table-cell table:style-name="Default"/>
          <table:table-cell office:value-type="float" office:value="6000" calcext:value-type="float">
            <text:p>6.000,00</text:p>
          </table:table-cell>
          <table:table-cell table:style-name="ce54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Kira Bedeli 3-7/12</text:p>
          </table:table-cell>
          <table:table-cell table:style-name="ce138" office:value-type="float" office:value="15000" calcext:value-type="float">
            <text:p>15.000,00</text:p>
          </table:table-cell>
          <table:table-cell table:style-name="ce138"/>
          <table:table-cell table:style-name="ce54" table:formula="of:=[.E18]+[.C19]-[.D19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nakit ödeme 3-7/12</text:p>
          </table:table-cell>
          <table:table-cell table:style-name="ce138"/>
          <table:table-cell table:style-name="ce138" office:value-type="float" office:value="15000" calcext:value-type="float">
            <text:p>15.000,00</text:p>
          </table:table-cell>
          <table:table-cell table:style-name="ce54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09-30" calcext:value-type="date">
            <text:p>30.09.2020</text:p>
          </table:table-cell>
          <table:table-cell table:style-name="ce42" office:value-type="string" calcext:value-type="string">
            <text:p>Kira Bedeli 8/12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0]+[.C21]-[.D21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i 8/12</text:p>
          </table:table-cell>
          <table:table-cell table:style-name="ce138"/>
          <table:table-cell table:style-name="Default"/>
          <table:table-cell table:style-name="ce54" table:formula="of:=[.E21]+[.C22]-[.D22]" office:value-type="float" office:value="3000" calcext:value-type="float">
            <text:p>3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0-30" calcext:value-type="date">
            <text:p>30.10.2020</text:p>
          </table:table-cell>
          <table:table-cell table:style-name="ce42" office:value-type="string" calcext:value-type="string">
            <text:p>Kira Bedeli 9/12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2]+[.C23]-[.D23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9/12</text:p>
          </table:table-cell>
          <table:table-cell table:style-name="ce138"/>
          <table:table-cell table:style-name="Default"/>
          <table:table-cell table:style-name="ce54" table:formula="of:=[.E23]+[.C24]-[.D24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1-30" calcext:value-type="date">
            <text:p>30.11.2020</text:p>
          </table:table-cell>
          <table:table-cell table:style-name="ce42" office:value-type="string" calcext:value-type="string">
            <text:p>Kira Bedeli 10/12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4]+[.C25]-[.D25]" office:value-type="float" office:value="9000" calcext:value-type="float">
            <text:p>9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0/12</text:p>
          </table:table-cell>
          <table:table-cell table:style-name="ce138"/>
          <table:table-cell table:style-name="Default"/>
          <table:table-cell table:style-name="ce54" table:formula="of:=[.E25]+[.C26]-[.D26]" office:value-type="float" office:value="9000" calcext:value-type="float">
            <text:p>9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0-12-30" calcext:value-type="date">
            <text:p>30.12.2020</text:p>
          </table:table-cell>
          <table:table-cell table:style-name="ce42" office:value-type="string" calcext:value-type="string">
            <text:p>Kira Bedeli 11/12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6]+[.C27]-[.D2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ira Ödemesi 11/12</text:p>
          </table:table-cell>
          <table:table-cell table:style-name="ce138"/>
          <table:table-cell table:style-name="Default"/>
          <table:table-cell table:style-name="ce54" table:formula="of:=[.E27]+[.C28]-[.D2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table:style-name="ce42" office:value-type="string" calcext:value-type="string">
            <text:p>Kira Bedeli 12/12</text:p>
          </table:table-cell>
          <table:table-cell table:style-name="ce138" office:value-type="float" office:value="3000" calcext:value-type="float">
            <text:p>3.000,00</text:p>
          </table:table-cell>
          <table:table-cell table:style-name="Default"/>
          <table:table-cell table:style-name="ce54" table:formula="of:=[.E28]+[.C29]-[.D29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Kira Ödemesi 12/12</text:p>
          </table:table-cell>
          <table:table-cell table:style-name="ce138"/>
          <table:table-cell/>
          <table:table-cell table:style-name="ce84" table:formula="of:=[.E29]+[.C30]-[.D30]" office:value-type="float" office:value="15000" calcext:value-type="float">
            <text:p>15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style-name="ce138"/>
          <table:table-cell/>
          <table:table-cell table:style-name="ce54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/>
          <table:table-cell table:style-name="ce81" table:formula="of:=SUM([.D36:.D58])" office:value-type="float" office:value="11500" calcext:value-type="float">
            <text:p>11.5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ira indirimi</text:p>
          </table:table-cell>
          <table:table-cell/>
          <table:table-cell table:style-name="ce191" office:value-type="float" office:value="6000" calcext:value-type="float">
            <text:p>6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8-20" calcext:value-type="date">
            <text:p>20.08.2020</text:p>
          </table:table-cell>
          <table:table-cell table:style-name="ce42" office:value-type="string" calcext:value-type="string">
            <text:p>motorcu boya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8-22" calcext:value-type="date">
            <text:p>22.08.2020</text:p>
          </table:table-cell>
          <table:table-cell table:style-name="ce42" office:value-type="string" calcext:value-type="string">
            <text:p>motorcu hela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8-24" calcext:value-type="date">
            <text:p>24.08.2020</text:p>
          </table:table-cell>
          <table:table-cell table:style-name="ce42" office:value-type="string" calcext:value-type="string">
            <text:p>motorcu kapı</text:p>
          </table:table-cell>
          <table:table-cell/>
          <table:table-cell office:value-type="float" office:value="2000" calcext:value-type="float">
            <text:p>2.000,00</text:p>
          </table:table-cell>
          <table:table-cell table:style-name="ce54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Alçıpan demir işleri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camcı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arka 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94" office:value-type="date" office:date-value="2020-09-02" calcext:value-type="date">
            <text:p>02.09.2020</text:p>
          </table:table-cell>
          <table:table-cell table:style-name="ce42" office:value-type="string" calcext:value-type="string">
            <text:p>motorcu elektrik</text:p>
          </table:table-cell>
          <table:table-cell/>
          <table:table-cell office:value-type="float" office:value="750" calcext:value-type="float">
            <text:p>75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9"/>
          <table:table-cell table:style-name="ce57"/>
          <table:table-cell table:style-name="ce81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52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65 S8" table:style-name="ta5">
        <table:table-column table:style-name="co14" table:default-cell-style-name="ce42"/>
        <table:table-column table:style-name="co45" table:default-cell-style-name="ce42"/>
        <table:table-column table:style-name="co37" table:default-cell-style-name="ce52"/>
        <table:table-column table:style-name="co46" table:default-cell-style-name="ce52"/>
        <table:table-column table:style-name="co47" table:default-cell-style-name="ce52"/>
        <table:table-column table:style-name="co48" table:default-cell-style-name="ce52"/>
        <table:table-column table:style-name="co38" table:default-cell-style-name="ce52"/>
        <table:table-column table:style-name="co39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 office:value-type="string" calcext:value-type="string">
            <text:p>Sanayi 6 85 m2 Doğuş Sol Kira</text:p>
          </table:table-cell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/>
          <table:table-cell table:style-name="ce47"/>
          <table:table-cell table:style-name="ce81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number-columns-repeated="58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Taksit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table:number-columns-repeated="2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Parçacı</text:p>
          </table:table-cell>
          <table:table-cell table:number-columns-repeated="3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office:value-type="float" office:value="4000" calcext:value-type="float">
            <text:p>4.000,00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54" table:formula="of:=[.C8]-[.E8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Yıkamacı</text:p>
          </table:table-cell>
          <table:table-cell table:style-name="Default" table:number-columns-repeated="2"/>
          <table:table-cell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table:style-name="ce138"/>
          <table:table-cell office:value-type="float" office:value="13000" calcext:value-type="float">
            <text:p>13.000,00</text:p>
          </table:table-cell>
          <table:table-cell table:style-name="ce54" table:formula="of:=[.C10]-[.E10]" office:value-type="float" office:value="0" calcext:value-type="float">
            <text:p>0,00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 table:number-columns-repeated="2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/>
          <table:table-cell table:style-name="ce138" table:number-columns-repeated="2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182" office:value-type="string" calcext:value-type="string">
            <text:p>Toplamlar</text:p>
          </table:table-cell>
          <table:table-cell table:style-name="ce185" office:value-type="string" calcext:value-type="string">
            <text:p>Kira </text:p>
          </table:table-cell>
          <table:table-cell table:style-name="ce185"/>
          <table:table-cell table:style-name="ce136" office:value-type="string" calcext:value-type="string">
            <text:p>Ödeme</text:p>
          </table:table-cell>
          <table:table-cell table:style-name="ce186" office:value-type="string" calcext:value-type="string">
            <text:p>Kalan Ödeme</text:p>
          </table:table-cell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81" table:formula="of:=SUM([.C7:.C13])" office:value-type="float" office:value="17000" calcext:value-type="float">
            <text:p>17.000,00</text:p>
          </table:table-cell>
          <table:table-cell table:style-name="ce81"/>
          <table:table-cell table:style-name="ce81" table:formula="of:=SUM([.E7:.E13])" office:value-type="float" office:value="17000" calcext:value-type="float">
            <text:p>17.000,00</text:p>
          </table:table-cell>
          <table:table-cell table:style-name="ce41" table:formula="of:=SUM([.F7:.F13])" office:value-type="float" office:value="0" calcext:value-type="float">
            <text:p>0,00</text:p>
          </table:table-cell>
          <table:table-cell table:style-name="ce81"/>
          <table:table-cell table:style-name="ce84"/>
          <table:table-cell table:number-columns-repeated="52"/>
        </table:table-row>
        <table:table-row table:style-name="ro1">
          <table:table-cell/>
          <table:table-cell table:style-name="ce184" office:value-type="string" calcext:value-type="string">
            <text:p>Masraf</text:p>
          </table:table-cell>
          <table:table-cell table:number-columns-repeated="2"/>
          <table:table-cell table:style-name="ce81" table:formula="of:=SUM([.E23:.E63])" office:value-type="float" office:value="2000" calcext:value-type="float">
            <text:p>2.000,00</text:p>
          </table:table-cell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184"/>
          <table:table-cell table:number-columns-repeated="2"/>
          <table:table-cell table:style-name="ce81"/>
          <table:table-cell table:style-name="Default"/>
          <table:table-cell table:style-name="ce59"/>
          <table:table-cell table:style-name="ce16"/>
          <table:table-cell table:number-columns-repeated="52"/>
        </table:table-row>
        <table:table-row table:style-name="ro1">
          <table:table-cell/>
          <table:table-cell table:style-name="ce53" office:value-type="string" calcext:value-type="string">
            <text:p>2019-2020 Net Kira</text:p>
          </table:table-cell>
          <table:table-cell table:number-columns-repeated="2"/>
          <table:table-cell table:style-name="ce81" table:formula="of:=[.E14]-[.E15]" office:value-type="float" office:value="15000" calcext:value-type="float">
            <text:p>15.000,00</text:p>
          </table:table-cell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 table:number-rows-repeated="2">
          <table:table-cell/>
          <table:table-cell table:style-name="ce53"/>
          <table:table-cell table:number-columns-repeated="2"/>
          <table:table-cell table:style-name="ce81"/>
          <table:table-cell table:style-name="Default"/>
          <table:table-cell table:style-name="ce136"/>
          <table:table-cell table:style-name="ce81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7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7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office:value-type="string" calcext:value-type="string">
            <text:p>Boya-Çatı- Kapı 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 yapımı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3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05 Nzn" table:style-name="ta1">
        <table:table-column table:style-name="co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4" table:default-cell-style-name="ce144"/>
        <table:table-column table:style-name="co51" table:default-cell-style-name="ce144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6:.C14])" office:value-type="float" office:value="20356.2816" calcext:value-type="float">
            <text:p>20.356,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18]" office:value-type="float" office:value="6497.7816" calcext:value-type="float">
            <text:p>+6.497,78</text:p>
          </table:table-cell>
          <table:table-cell table:style-name="ce163"/>
          <table:table-cell table:style-name="ce163" table:formula="of:=-[.C6]" office:value-type="float" office:value="-6497.7816" calcext:value-type="float">
            <text:p>-6.497,7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6]-[.C7]+[.D7]" office:value-type="float" office:value="-14656.2816" calcext:value-type="float">
            <text:p>-14.656,28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7]-[.C8]+[.D8]" office:value-type="float" office:value="-20356.2816" calcext:value-type="float">
            <text:p>-20.356,28</text:p>
          </table:table-cell>
          <table:table-cell table:style-name="ce188" office:value-type="date" office:date-value="2020-10-05" calcext:value-type="date">
            <text:p>5.Eki.20</text:p>
          </table:table-cell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18:03:10.66232957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0-12T18:05:39.026283357</dc:date>
    <meta:editing-duration>PT15H5M15S</meta:editing-duration>
    <meta:editing-cycles>76</meta:editing-cycles>
    <meta:generator>LibreOffice/7.0.1.2$Linux_X86_64 LibreOffice_project/7cbcfc562f6eb6708b5ff7d7397325de9e764452</meta:generator>
    <meta:print-date>2020-10-05T09:33:12.076883598</meta:print-date>
    <meta:document-statistic meta:table-count="16" meta:cell-count="1116" meta:object-count="0"/>
  </office:meta>
</office:document-meta>
</file>